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b467" officeooo:paragraph-rsid="001fb467"/>
    </style:style>
    <style:style style:name="P2" style:family="paragraph" style:parent-style-name="Standard">
      <style:text-properties officeooo:rsid="0020e1b8" officeooo:paragraph-rsid="0020e1b8"/>
    </style:style>
    <style:style style:name="P3" style:family="paragraph" style:parent-style-name="Preformatted_20_Text">
      <style:text-properties officeooo:rsid="0020e1b8" officeooo:paragraph-rsid="0020e1b8"/>
    </style:style>
    <style:style style:name="P4" style:family="paragraph" style:parent-style-name="Preformatted_20_Text">
      <style:text-properties officeooo:rsid="0020e1b8" officeooo:paragraph-rsid="00232697"/>
    </style:style>
    <style:style style:name="T1" style:family="text">
      <style:text-properties officeooo:rsid="0022103f"/>
    </style:style>
    <style:style style:name="T2" style:family="text">
      <style:text-properties officeooo:rsid="00232697"/>
    </style:style>
    <style:style style:name="T3" style:family="text">
      <style:text-properties officeooo:rsid="0024e1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droits sur UNIX : </text:p>
      <text:p text:style-name="P1"><text:tab/>750 pour « rwx r-x --- »</text:p>
      <text:p text:style-name="P1"><text:tab/>640 pour « rw- r-- --- »</text:p>
      <text:p text:style-name="P1"/>
      <text:p text:style-name="P1"/>
      <text:p text:style-name="P1">droit en écriture : w (writing)</text:p>
      <text:p text:style-name="P1"><text:tab/><text:tab/>r (read)</text:p>
      <text:p text:style-name="P1"/>
      <text:p text:style-name="P1"/>
      <text:p text:style-name="P1"/>
      <text:p text:style-name="P2">du -h -d 0 == volume d'un répertoire</text:p>
      <text:p text:style-name="P2"/>
      <text:p text:style-name="P2">file … == dit si c'est un fichier, un répertoire…</text:p>
      <text:p text:style-name="P2"/>
      <text:p text:style-name="P2"/>
      <text:p text:style-name="P2"/>
      <text:p text:style-name="P2"/>
      <text:p text:style-name="P3"><text:span text:style-name="Source_20_Text">find 1978-Senegal -name "*Itineraire*" -print</text:span></text:p>
      <text:p text:style-name="P2"/>
      <text:p text:style-name="P3"><text:span text:style-name="Source_20_Text">grep "Bilbon" 1978-Senegal/Itineraire_retenu.txt</text:span></text:p>
      <text:p text:style-name="P2"/>
      <text:p text:style-name="P3"><text:span text:style-name="Source_20_Text">sort cle.txt<text:tab/>//</text:span><text:span text:style-name="Source_20_Text"><text:span text:style-name="T1">pour trier (ordre alphabetique)</text:span>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>PS1='\u@\h:\W\$ ' 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>alias rm='rm -i' </text:span></text:p>
      <text:p text:style-name="P3"><text:span text:style-name="Source_20_Text"/></text:p>
      <text:p text:style-name="P3"><text:span text:style-name="Source_20_Text">echo "toto" &gt; test.txt </text:span></text:p>
      <text:p text:style-name="P3"><text:span text:style-name="Source_20_Text"/></text:p>
      <text:p text:style-name="P3"><text:span text:style-name="Source_20_Text"/></text:p>
      <text:p text:style-name="P4"><text:span text:style-name="Source_20_Text"><text:span text:style-name="T2">umask <text:s/>== par defaut : 002</text:span></text:span></text:p>
      <text:p text:style-name="P2"/>
      <text:p text:style-name="P2"/>
      <text:p text:style-name="P2"/>
      <text:p text:style-name="P2">sort -k 3,3 Itineraire.txt <text:s text:c="4"/>//<text:span text:style-name="T3">trie ordre alphabetique pour 3eme mot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21:38:22.251757547</meta:creation-date>
    <dc:date>2016-04-06T01:59:16.145680821</dc:date>
    <meta:editing-duration>PT1H30M34S</meta:editing-duration>
    <meta:editing-cycles>1</meta:editing-cycles>
    <meta:document-statistic meta:table-count="0" meta:image-count="0" meta:object-count="0" meta:page-count="1" meta:paragraph-count="15" meta:word-count="84" meta:character-count="491" meta:non-whitespace-character-count="409"/>
    <meta:generator>LibreOffice/5.0.5.2$Linux_X86_64 LibreOffice_project/00m0$Build-2</meta:generator>
  </office:meta>
</office:document-meta>
</file>